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256*[.K45]" office:value-type="float" office:value="57344" calcext:value-type="float">
            <text:p>57344</text:p>
          </table:table-cell>
          <table:table-cell table:formula="of:=[.L45]+[.K46]" office:value-type="float" office:value="57348" calcext:value-type="float">
            <text:p>57348</text:p>
          </table:table-cell>
          <table:table-cell table:formula="of:=12.5*[.M45]" office:value-type="float" office:value="716850" calcext:value-type="float">
            <text:p>71685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8"/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office:value-type="string" calcext:value-type="string">
            <text:p>4 byte long frequency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[.N53]/12.5" office:value-type="float" office:value="1248" calcext:value-type="float">
            <text:p>124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INT([.N54]/256)" office:value-type="float" office:value="4" calcext:value-type="float">
            <text:p>4</text:p>
          </table:table-cell>
          <table:table-cell table:formula="of:=[.N54]-[.N55]*256"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office:value-type="string" calcext:value-type="string">
            <text:p>2 bytes shift frequency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table:number-columns-repeated="5"/>
          <table:table-cell table:formula="of:=DEC2HEX(450000)" office:value-type="string" office:string-value="6DDD0" calcext:value-type="string">
            <text:p>6DDD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SHIFT_DIR</text:p>
          </table:table-cell>
          <table:table-cell table:style-name="ce10"/>
          <table:table-cell office:value-type="string" calcext:value-type="string">
            <text:p>Shift Direction (+1,-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TONE_POS</text:p>
          </table:table-cell>
          <table:table-cell table:style-name="ce10"/>
          <table:table-cell office:value-type="string" calcext:value-type="string">
            <text:p>Selected Tone Positi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TONE_ENABLED</text:p>
          </table:table-cell>
          <table:table-cell table:style-name="ce10"/>
          <table:table-cell office:value-type="string" calcext:value-type="string">
            <text:p>Tone is enabled (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VNA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VNA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VNA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VNA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office:value-type="string" calcext:value-type="string">
            <text:p>Frequency / 12.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office:value-type="string" calcext:value-type="string">
            <text:p>Shift/2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office:value-type="string" calcext:value-type="string">
            <text:p>SSTPxxx SS:ShiftDir, T:Tone, P:pwr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office:value-type="string" calcext:value-type="string">
            <text:p>Channel Name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3:13:13.97318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4-16T23:13:59.558919819</dc:date>
    <meta:editing-duration>PT3H34M50S</meta:editing-duration>
    <meta:editing-cycles>32</meta:editing-cycles>
    <meta:generator>LibreOffice/6.3.4.2$Linux_X86_64 LibreOffice_project/30$Build-2</meta:generator>
    <meta:document-statistic meta:table-count="1" meta:cell-count="606" meta:object-count="0"/>
  </office:meta>
</office:document-meta>
</file>